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teacher_name">
            <text:p>teacher_name</text:p>
          </table:table-cell>
          <table:table-cell table:style-name="pd1" office:value-type="string" office:value="subject_name">
            <text:p>subject_name</text:p>
          </table:table-cell>
          <table:table-cell table:style-name="pd1" office:value-type="string" office:value="status">
            <text:p>status</text:p>
          </table:table-cell>
        </table:table-row>
        <table:table-row>
          <table:table-cell office:value-type="string" office:value="Arman">
            <text:p>Arman</text:p>
          </table:table-cell>
          <table:table-cell office:value-type="string" office:value="Maths">
            <text:p>Maths</text:p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Neeraj">
            <text:p>Neeraj</text:p>
          </table:table-cell>
          <table:table-cell office:value-type="string" office:value="AI">
            <text:p>AI</text:p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Dhiraj">
            <text:p>Dhiraj</text:p>
          </table:table-cell>
          <table:table-cell office:value-type="string" office:value="Chemistry">
            <text:p>Chemistry</text:p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Mini">
            <text:p>Mini</text:p>
          </table:table-cell>
          <table:table-cell office:value-type="string" office:value="Biology">
            <text:p>Biology</text:p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Vinesh">
            <text:p>Vinesh</text:p>
          </table:table-cell>
          <table:table-cell office:value-type="string" office:value="Drawing">
            <text:p>Drawing</text:p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Jignesh">
            <text:p>Jignesh</text:p>
          </table:table-cell>
          <table:table-cell office:value-type="string" office:value="Craft">
            <text:p>Craft</text:p>
          </table:table-cell>
          <table:table-cell office:value-type="string" office:value="Done">
            <text:p>D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